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style:style style:name="T16" style:family="text">
      <style:text-properties officeooo:rsid="00268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otações de ES3A3 </text:p>
      <text:p text:style-name="P4"/>
      <text:p text:style-name="P5">Arquitetura de Software (Aula 02)</text:p>
      <text:p text:style-name="P5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2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6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3">* <text:span text:style-name="T15">Todo projeto tem início com base em uma arquitetura previamente definida.</text:span></text:p>
      <text:p text:style-name="P3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2T16:24:37.350000000</dc:date>
    <meta:editing-duration>PT1H31M1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7" meta:word-count="188" meta:character-count="1201" meta:non-whitespace-character-count="1019"/>
  </office:meta>
</office:document-meta>
</file>